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0CECE" style:cell-protect="protected"/>
    </style:style>
    <style:style style:name="ce3" style:family="table-cell" style:parent-style-name="Default" style:data-style-name="N3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180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C_Waypoints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float" office:value="54.62" table:style-name="ce1">
            <text:p>54.62</text:p>
          </table:table-cell>
          <table:table-cell office:value-type="float" office:value="479.42" table:style-name="ce1">
            <text:p>479.42</text:p>
          </table:table-cell>
          <table:table-cell office:value-type="float" office:value="54" table:formula="of:=ROUNDDOWN([.A1];0)" table:style-name="ce2">
            <text:p>54</text:p>
          </table:table-cell>
          <table:table-cell office:value-type="float" office:value="479" table:formula="of:=ROUNDDOWN([.B1];0)" table:style-name="ce2">
            <text:p>479</text:p>
          </table:table-cell>
          <table:table-cell office:value-type="string" office:string-value="{54,479}, " table:formula="of:=&quot;{&quot;&amp;[.C1]&amp;&quot;,&quot;&amp;[.D1]&amp;&quot;}, &quot;" table:style-name="ce2">
            <text:p>{54,479},<text:s/></text:p>
          </table:table-cell>
          <table:table-cell/>
          <table:table-cell table:style-name="ce1">
            <draw:frame draw:z-index="1" draw:id="id0" draw:style-name="a0" draw:name="Chart 1" svg:x="0.08333in" svg:y="0.10937in" svg:width="5.58333in" svg:height="3.75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40.590000000000003" table:style-name="ce1">
            <text:p>40.59</text:p>
          </table:table-cell>
          <table:table-cell office:value-type="float" office:value="1231.52" table:style-name="ce1">
            <text:p>1231.52</text:p>
          </table:table-cell>
          <table:table-cell office:value-type="float" office:value="40" table:formula="of:=ROUNDDOWN([.A2];0)" table:style-name="ce2">
            <text:p>40</text:p>
          </table:table-cell>
          <table:table-cell office:value-type="float" office:value="1231" table:formula="of:=ROUNDDOWN([.B2];0)" table:style-name="ce2">
            <text:p>1231</text:p>
          </table:table-cell>
          <table:table-cell office:value-type="string" office:string-value="{40,1231}, " table:formula="of:=&quot;{&quot;&amp;[.C2]&amp;&quot;,&quot;&amp;[.D2]&amp;&quot;}, &quot;" table:style-name="ce2">
            <text:p>{40,1231},<text:s/></text:p>
          </table:table-cell>
          <table:table-cell table:number-columns-repeated="16379"/>
        </table:table-row>
        <table:table-row table:style-name="ro1">
          <table:table-cell office:value-type="float" office:value="-520.04999999999995" table:style-name="ce1">
            <text:p>-520.05</text:p>
          </table:table-cell>
          <table:table-cell office:value-type="float" office:value="1424.37" table:style-name="ce1">
            <text:p>1424.37</text:p>
          </table:table-cell>
          <table:table-cell office:value-type="float" office:value="-520" table:formula="of:=ROUNDDOWN([.A3];0)" table:style-name="ce2">
            <text:p>-520</text:p>
          </table:table-cell>
          <table:table-cell office:value-type="float" office:value="1424" table:formula="of:=ROUNDDOWN([.B3];0)" table:style-name="ce2">
            <text:p>1424</text:p>
          </table:table-cell>
          <table:table-cell office:value-type="string" office:string-value="{-520,1424}, " table:formula="of:=&quot;{&quot;&amp;[.C3]&amp;&quot;,&quot;&amp;[.D3]&amp;&quot;}, &quot;" table:style-name="ce2">
            <text:p>{-520,1424},<text:s/></text:p>
          </table:table-cell>
          <table:table-cell table:number-columns-repeated="16379"/>
        </table:table-row>
        <table:table-row table:style-name="ro1">
          <table:table-cell office:value-type="float" office:value="-1066.27" table:style-name="ce1">
            <text:p>-1066.27</text:p>
          </table:table-cell>
          <table:table-cell office:value-type="float" office:value="1185.3800000000001" table:style-name="ce1">
            <text:p>1185.38</text:p>
          </table:table-cell>
          <table:table-cell office:value-type="float" office:value="-1066" table:formula="of:=ROUNDDOWN([.A4];0)" table:style-name="ce2">
            <text:p>-1066</text:p>
          </table:table-cell>
          <table:table-cell office:value-type="float" office:value="1185" table:formula="of:=ROUNDDOWN([.B4];0)" table:style-name="ce2">
            <text:p>1185</text:p>
          </table:table-cell>
          <table:table-cell office:value-type="string" office:string-value="{-1066,1185}, " table:formula="of:=&quot;{&quot;&amp;[.C4]&amp;&quot;,&quot;&amp;[.D4]&amp;&quot;}, &quot;" table:style-name="ce2">
            <text:p>{-1066,1185},<text:s/></text:p>
          </table:table-cell>
          <table:table-cell table:number-columns-repeated="16379"/>
        </table:table-row>
        <table:table-row table:style-name="ro1">
          <table:table-cell office:value-type="float" office:value="-2558.27" table:style-name="ce1">
            <text:p>-2558.27</text:p>
          </table:table-cell>
          <table:table-cell office:value-type="float" office:value="1154.08" table:style-name="ce1">
            <text:p>1154.08</text:p>
          </table:table-cell>
          <table:table-cell office:value-type="float" office:value="-2558" table:formula="of:=ROUNDDOWN([.A5];0)" table:style-name="ce2">
            <text:p>-2558</text:p>
          </table:table-cell>
          <table:table-cell office:value-type="float" office:value="1154" table:formula="of:=ROUNDDOWN([.B5];0)" table:style-name="ce2">
            <text:p>1154</text:p>
          </table:table-cell>
          <table:table-cell office:value-type="string" office:string-value="{-2558,1154}, " table:formula="of:=&quot;{&quot;&amp;[.C5]&amp;&quot;,&quot;&amp;[.D5]&amp;&quot;}, &quot;" table:style-name="ce2">
            <text:p>{-2558,1154},<text:s/></text:p>
          </table:table-cell>
          <table:table-cell table:number-columns-repeated="16379"/>
        </table:table-row>
        <table:table-row table:style-name="ro1">
          <table:table-cell office:value-type="float" office:value="-2587.9699999999998" table:style-name="ce1">
            <text:p>-2587.97</text:p>
          </table:table-cell>
          <table:table-cell office:value-type="float" office:value="660.72" table:style-name="ce1">
            <text:p>660.72</text:p>
          </table:table-cell>
          <table:table-cell office:value-type="float" office:value="-2587" table:formula="of:=ROUNDDOWN([.A6];0)" table:style-name="ce2">
            <text:p>-2587</text:p>
          </table:table-cell>
          <table:table-cell office:value-type="float" office:value="660" table:formula="of:=ROUNDDOWN([.B6];0)" table:style-name="ce2">
            <text:p>660</text:p>
          </table:table-cell>
          <table:table-cell office:value-type="string" office:string-value="{-2587,660}, " table:formula="of:=&quot;{&quot;&amp;[.C6]&amp;&quot;,&quot;&amp;[.D6]&amp;&quot;}, &quot;" table:style-name="ce2">
            <text:p>{-2587,660},<text:s/></text:p>
          </table:table-cell>
          <table:table-cell table:number-columns-repeated="16379"/>
        </table:table-row>
        <table:table-row table:style-name="ro1">
          <table:table-cell office:value-type="float" office:value="-2578.52" table:style-name="ce1">
            <text:p>-2578.52</text:p>
          </table:table-cell>
          <table:table-cell office:value-type="float" office:value="363.32" table:style-name="ce1">
            <text:p>363.32</text:p>
          </table:table-cell>
          <table:table-cell office:value-type="float" office:value="-2578" table:formula="of:=ROUNDDOWN([.A7];0)" table:style-name="ce2">
            <text:p>-2578</text:p>
          </table:table-cell>
          <table:table-cell office:value-type="float" office:value="363" table:formula="of:=ROUNDDOWN([.B7];0)" table:style-name="ce2">
            <text:p>363</text:p>
          </table:table-cell>
          <table:table-cell office:value-type="string" office:string-value="{-2578,363}, " table:formula="of:=&quot;{&quot;&amp;[.C7]&amp;&quot;,&quot;&amp;[.D7]&amp;&quot;}, &quot;" table:style-name="ce2">
            <text:p>{-2578,363},<text:s/></text:p>
          </table:table-cell>
          <table:table-cell table:number-columns-repeated="16379"/>
        </table:table-row>
        <table:table-row table:style-name="ro1">
          <table:table-cell office:value-type="float" office:value="-2574.7399999999998" table:style-name="ce1">
            <text:p>-2574.74</text:p>
          </table:table-cell>
          <table:table-cell office:value-type="float" office:value="182.25" table:style-name="ce1">
            <text:p>182.25</text:p>
          </table:table-cell>
          <table:table-cell office:value-type="float" office:value="-2574" table:formula="of:=ROUNDDOWN([.A8];0)" table:style-name="ce2">
            <text:p>-2574</text:p>
          </table:table-cell>
          <table:table-cell office:value-type="float" office:value="182" table:formula="of:=ROUNDDOWN([.B8];0)" table:style-name="ce2">
            <text:p>182</text:p>
          </table:table-cell>
          <table:table-cell office:value-type="string" office:string-value="{-2574,182}, " table:formula="of:=&quot;{&quot;&amp;[.C8]&amp;&quot;,&quot;&amp;[.D8]&amp;&quot;}, &quot;" table:style-name="ce2">
            <text:p>{-2574,182},<text:s/></text:p>
          </table:table-cell>
          <table:table-cell table:number-columns-repeated="16379"/>
        </table:table-row>
        <table:table-row table:style-name="ro1">
          <table:table-cell office:value-type="float" office:value="-2467.89" table:style-name="ce1">
            <text:p>-2467.89</text:p>
          </table:table-cell>
          <table:table-cell office:value-type="float" office:value="-954.93" table:style-name="ce1">
            <text:p>-954.93</text:p>
          </table:table-cell>
          <table:table-cell office:value-type="float" office:value="-2467" table:formula="of:=ROUNDDOWN([.A9];0)" table:style-name="ce2">
            <text:p>-2467</text:p>
          </table:table-cell>
          <table:table-cell office:value-type="float" office:value="-954" table:formula="of:=ROUNDDOWN([.B9];0)" table:style-name="ce2">
            <text:p>-954</text:p>
          </table:table-cell>
          <table:table-cell office:value-type="string" office:string-value="{-2467,-954}, " table:formula="of:=&quot;{&quot;&amp;[.C9]&amp;&quot;,&quot;&amp;[.D9]&amp;&quot;}, &quot;" table:style-name="ce2">
            <text:p>{-2467,-954},<text:s/></text:p>
          </table:table-cell>
          <table:table-cell table:number-columns-repeated="16379"/>
        </table:table-row>
        <table:table-row table:style-name="ro1">
          <table:table-cell office:value-type="float" office:value="-2243.58" table:style-name="ce1">
            <text:p>-2243.58</text:p>
          </table:table-cell>
          <table:table-cell office:value-type="float" office:value="-1034.1500000000001" table:style-name="ce1">
            <text:p>-1034.15</text:p>
          </table:table-cell>
          <table:table-cell office:value-type="float" office:value="-2243" table:formula="of:=ROUNDDOWN([.A10];0)" table:style-name="ce2">
            <text:p>-2243</text:p>
          </table:table-cell>
          <table:table-cell office:value-type="float" office:value="-1034" table:formula="of:=ROUNDDOWN([.B10];0)" table:style-name="ce2">
            <text:p>-1034</text:p>
          </table:table-cell>
          <table:table-cell office:value-type="string" office:string-value="{-2243,-1034}, " table:formula="of:=&quot;{&quot;&amp;[.C10]&amp;&quot;,&quot;&amp;[.D10]&amp;&quot;}, &quot;" table:style-name="ce2">
            <text:p>{-2243,-1034},<text:s/></text:p>
          </table:table-cell>
          <table:table-cell table:number-columns-repeated="16379"/>
        </table:table-row>
        <table:table-row table:style-name="ro1">
          <table:table-cell office:value-type="float" office:value="-1985.05" table:style-name="ce1">
            <text:p>-1985.05</text:p>
          </table:table-cell>
          <table:table-cell office:value-type="float" office:value="-1019.69" table:style-name="ce1">
            <text:p>-1019.69</text:p>
          </table:table-cell>
          <table:table-cell office:value-type="float" office:value="-1985" table:formula="of:=ROUNDDOWN([.A11];0)" table:style-name="ce2">
            <text:p>-1985</text:p>
          </table:table-cell>
          <table:table-cell office:value-type="float" office:value="-1019" table:formula="of:=ROUNDDOWN([.B11];0)" table:style-name="ce2">
            <text:p>-1019</text:p>
          </table:table-cell>
          <table:table-cell office:value-type="string" office:string-value="{-1985,-1019}, " table:formula="of:=&quot;{&quot;&amp;[.C11]&amp;&quot;,&quot;&amp;[.D11]&amp;&quot;}, &quot;" table:style-name="ce2">
            <text:p>{-1985,-1019},<text:s/></text:p>
          </table:table-cell>
          <table:table-cell table:number-columns-repeated="16379"/>
        </table:table-row>
        <table:table-row table:style-name="ro1">
          <table:table-cell office:value-type="float" office:value="-1876.05" table:style-name="ce1">
            <text:p>-1876.05</text:p>
          </table:table-cell>
          <table:table-cell office:value-type="float" office:value="-1020.95" table:style-name="ce1">
            <text:p>-1020.95</text:p>
          </table:table-cell>
          <table:table-cell office:value-type="float" office:value="-1876" table:formula="of:=ROUNDDOWN([.A12];0)" table:style-name="ce2">
            <text:p>-1876</text:p>
          </table:table-cell>
          <table:table-cell office:value-type="float" office:value="-1020" table:formula="of:=ROUNDDOWN([.B12];0)" table:style-name="ce2">
            <text:p>-1020</text:p>
          </table:table-cell>
          <table:table-cell office:value-type="string" office:string-value="{-1876,-1020}, " table:formula="of:=&quot;{&quot;&amp;[.C12]&amp;&quot;,&quot;&amp;[.D12]&amp;&quot;}, &quot;" table:style-name="ce2">
            <text:p>{-1876,-1020},<text:s/></text:p>
          </table:table-cell>
          <table:table-cell table:number-columns-repeated="16379"/>
        </table:table-row>
        <table:table-row table:style-name="ro1">
          <table:table-cell office:value-type="float" office:value="-1675.43" table:style-name="ce1">
            <text:p>-1675.43</text:p>
          </table:table-cell>
          <table:table-cell office:value-type="float" office:value="-1011.36" table:style-name="ce1">
            <text:p>-1011.36</text:p>
          </table:table-cell>
          <table:table-cell office:value-type="float" office:value="-1675" table:formula="of:=ROUNDDOWN([.A13];0)" table:style-name="ce2">
            <text:p>-1675</text:p>
          </table:table-cell>
          <table:table-cell office:value-type="float" office:value="-1011" table:formula="of:=ROUNDDOWN([.B13];0)" table:style-name="ce2">
            <text:p>-1011</text:p>
          </table:table-cell>
          <table:table-cell office:value-type="string" office:string-value="{-1675,-1011}, " table:formula="of:=&quot;{&quot;&amp;[.C13]&amp;&quot;,&quot;&amp;[.D13]&amp;&quot;}, &quot;" table:style-name="ce2">
            <text:p>{-1675,-1011},<text:s/></text:p>
          </table:table-cell>
          <table:table-cell table:number-columns-repeated="16379"/>
        </table:table-row>
        <table:table-row table:style-name="ro1">
          <table:table-cell office:value-type="float" office:value="20.57" table:style-name="ce1">
            <text:p>20.57</text:p>
          </table:table-cell>
          <table:table-cell office:value-type="float" office:value="-863.3" table:style-name="ce1">
            <text:p>-863.3</text:p>
          </table:table-cell>
          <table:table-cell office:value-type="float" office:value="20" table:formula="of:=ROUNDDOWN([.A14];0)" table:style-name="ce2">
            <text:p>20</text:p>
          </table:table-cell>
          <table:table-cell office:value-type="float" office:value="-863" table:formula="of:=ROUNDDOWN([.B14];0)" table:style-name="ce2">
            <text:p>-863</text:p>
          </table:table-cell>
          <table:table-cell office:value-type="string" office:string-value="{20,-863}, " table:formula="of:=&quot;{&quot;&amp;[.C14]&amp;&quot;,&quot;&amp;[.D14]&amp;&quot;}, &quot;" table:style-name="ce2">
            <text:p>{20,-863},<text:s/></text:p>
          </table:table-cell>
          <table:table-cell table:number-columns-repeated="16379"/>
        </table:table-row>
        <table:table-row table:style-name="ro1">
          <table:table-cell office:value-type="float" office:value="155.47" table:style-name="ce1">
            <text:p>155.47</text:p>
          </table:table-cell>
          <table:table-cell office:value-type="float" office:value="-641.1" table:style-name="ce1">
            <text:p>-641.1</text:p>
          </table:table-cell>
          <table:table-cell office:value-type="float" office:value="155" table:formula="of:=ROUNDDOWN([.A15];0)" table:style-name="ce2">
            <text:p>155</text:p>
          </table:table-cell>
          <table:table-cell office:value-type="float" office:value="-641" table:formula="of:=ROUNDDOWN([.B15];0)" table:style-name="ce2">
            <text:p>-641</text:p>
          </table:table-cell>
          <table:table-cell office:value-type="string" office:string-value="{155,-641}, " table:formula="of:=&quot;{&quot;&amp;[.C15]&amp;&quot;,&quot;&amp;[.D15]&amp;&quot;}, &quot;" table:style-name="ce2">
            <text:p>{155,-641},<text:s/></text:p>
          </table:table-cell>
          <table:table-cell table:number-columns-repeated="16379"/>
        </table:table-row>
        <table:table-row table:style-name="ro1">
          <table:table-cell office:value-type="float" office:value="109.33" table:style-name="ce1">
            <text:p>109.33</text:p>
          </table:table-cell>
          <table:table-cell office:value-type="float" office:value="28.51" table:style-name="ce1">
            <text:p>28.51</text:p>
          </table:table-cell>
          <table:table-cell office:value-type="float" office:value="109" table:formula="of:=ROUNDDOWN([.A16];0)" table:style-name="ce2">
            <text:p>109</text:p>
          </table:table-cell>
          <table:table-cell office:value-type="float" office:value="28" table:formula="of:=ROUNDDOWN([.B16];0)" table:style-name="ce2">
            <text:p>28</text:p>
          </table:table-cell>
          <table:table-cell office:value-type="string" office:string-value="{109,28}, " table:formula="of:=&quot;{&quot;&amp;[.C16]&amp;&quot;,&quot;&amp;[.D16]&amp;&quot;}, &quot;" table:style-name="ce2">
            <text:p>{109,28},<text:s/></text:p>
          </table:table-cell>
          <table:table-cell table:number-columns-repeated="16379"/>
        </table:table-row>
        <table:table-row table:style-name="ro1">
          <table:table-cell office:value-type="float" office:value="109.33" table:style-name="ce1">
            <text:p>109.33</text:p>
          </table:table-cell>
          <table:table-cell office:value-type="float" office:value="28.51" table:style-name="ce1">
            <text:p>28.51</text:p>
          </table:table-cell>
          <table:table-cell office:value-type="float" office:value="109" table:formula="of:=ROUNDDOWN([.A17];0)" table:style-name="ce2">
            <text:p>109</text:p>
          </table:table-cell>
          <table:table-cell office:value-type="float" office:value="28" table:formula="of:=ROUNDDOWN([.B17];0)" table:style-name="ce2">
            <text:p>28</text:p>
          </table:table-cell>
          <table:table-cell office:value-type="string" office:string-value="{109,28}, " table:formula="of:=&quot;{&quot;&amp;[.C17]&amp;&quot;,&quot;&amp;[.D17]&amp;&quot;}, &quot;" table:style-name="ce2">
            <text:p>{109,28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8];0)" table:style-name="ce2">
            <text:p>0</text:p>
          </table:table-cell>
          <table:table-cell office:value-type="float" office:value="0" table:formula="of:=ROUNDDOWN([.B18];0)" table:style-name="ce2">
            <text:p>0</text:p>
          </table:table-cell>
          <table:table-cell office:value-type="string" office:string-value="{0,0}, " table:formula="of:=&quot;{&quot;&amp;[.C18]&amp;&quot;,&quot;&amp;[.D18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9];0)" table:style-name="ce2">
            <text:p>0</text:p>
          </table:table-cell>
          <table:table-cell office:value-type="float" office:value="0" table:formula="of:=ROUNDDOWN([.B19];0)" table:style-name="ce2">
            <text:p>0</text:p>
          </table:table-cell>
          <table:table-cell office:value-type="string" office:string-value="{0,0}" table:formula="of:=&quot;{&quot;&amp;[.C19]&amp;&quot;,&quot;&amp;[.D19]&amp;&quot;}&quot;" table:style-name="ce2">
            <text:p>{0,0}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office:string-value="int excel_waypoints[19][2] = {{54,479}, {40,1231}, {-520,1424}, {-1066,1185}, {-2558,1154}, {-2587,660}, {-2578,363}, {-2574,182}, {-2467,-954}, {-2243,-1034}, {-1985,-1019}, {-1876,-1020}, {-1675,-1011}, {20,-863}, {155,-641}, {109,28}, {109,28}, {0,0}, {0,0}};" table:formula="of:=&quot;int excel_waypoints[19][2] = {&quot;&amp;[.E1]&amp;[.E2]&amp;[.E3]&amp;[.E4]&amp;[.E5]&amp;[.E6]&amp;[.E7]&amp;[.E8]&amp;[.E9]&amp;[.E10]&amp;[.E11]&amp;[.E12]&amp;[.E13]&amp;[.E14]&amp;[.E15]&amp;[.E16]&amp;[.E17]&amp;[.E18]&amp;[.E19]&amp;&quot;};&quot;" table:style-name="ce2">
            <text:p>int excel_waypoints[19][2] = {{54,479}, {40,1231}, {-520,1424}, {-1066,1185}, {-2558,1154}, {-2587,660}, {-2578,363}, {-2574,182}, {-2467,-954}, {-2243,-1034}, {-1985,-1019}, {-1876,-1020}, {-1675,-1011}, {20,-863}, {155,-641}, {109,28}, {109,28}, {0,0}, {0,0}};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4.62" table:style-name="ce1">
            <text:p>54.62</text:p>
          </table:table-cell>
          <table:table-cell office:value-type="float" office:value="479.42" table:style-name="ce1">
            <text:p>479.42</text:p>
          </table:table-cell>
          <table:table-cell table:style-name="ce1"/>
          <table:table-cell office:value-type="float" office:value="745.87" table:style-name="ce1">
            <text:p>745.8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0.590000000000003" table:style-name="ce1">
            <text:p>40.59</text:p>
          </table:table-cell>
          <table:table-cell office:value-type="float" office:value="1231.52" table:style-name="ce1">
            <text:p>1231.52</text:p>
          </table:table-cell>
          <table:table-cell table:style-name="ce1"/>
          <table:table-cell office:value-type="float" office:value="941.75" table:style-name="ce1">
            <text:p>941.7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520.04999999999995" table:style-name="ce1">
            <text:p>-520.05</text:p>
          </table:table-cell>
          <table:table-cell office:value-type="float" office:value="1424.37" table:style-name="ce1">
            <text:p>1424.37</text:p>
          </table:table-cell>
          <table:table-cell table:style-name="ce1"/>
          <table:table-cell office:value-type="float" office:value="43.19" table:style-name="ce1">
            <text:p>43.1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1066.27" table:style-name="ce1">
            <text:p>-1066.27</text:p>
          </table:table-cell>
          <table:table-cell office:value-type="float" office:value="1185.3800000000001" table:style-name="ce1">
            <text:p>1185.38</text:p>
          </table:table-cell>
          <table:table-cell table:style-name="ce1"/>
          <table:table-cell office:value-type="float" office:value="-346.41" table:style-name="ce1">
            <text:p>-346.4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2558.27" table:style-name="ce1">
            <text:p>-2558.27</text:p>
          </table:table-cell>
          <table:table-cell office:value-type="float" office:value="1154.08" table:style-name="ce1">
            <text:p>1154.08</text:p>
          </table:table-cell>
          <table:table-cell table:style-name="ce1"/>
          <table:table-cell office:value-type="float" office:value="12.62" table:style-name="ce1">
            <text:p>12.6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2587.9699999999998" table:style-name="ce1">
            <text:p>-2587.97</text:p>
          </table:table-cell>
          <table:table-cell office:value-type="float" office:value="660.72" table:style-name="ce1">
            <text:p>660.72</text:p>
          </table:table-cell>
          <table:table-cell table:style-name="ce1"/>
          <table:table-cell office:value-type="float" office:value="196.95" table:style-name="ce1">
            <text:p>196.9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578.52" table:style-name="ce1">
            <text:p>-2578.52</text:p>
          </table:table-cell>
          <table:table-cell office:value-type="float" office:value="363.32" table:style-name="ce1">
            <text:p>363.32</text:p>
          </table:table-cell>
          <table:table-cell table:style-name="ce1"/>
          <table:table-cell office:value-type="float" office:value="-5.72" table:style-name="ce1">
            <text:p>-5.7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574.7399999999998" table:style-name="ce1">
            <text:p>-2574.74</text:p>
          </table:table-cell>
          <table:table-cell office:value-type="float" office:value="182.25" table:style-name="ce1">
            <text:p>182.25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467.89" table:style-name="ce1">
            <text:p>-2467.89</text:p>
          </table:table-cell>
          <table:table-cell office:value-type="float" office:value="-954.93" table:style-name="ce1">
            <text:p>-954.9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243.58" table:style-name="ce1">
            <text:p>-2243.58</text:p>
          </table:table-cell>
          <table:table-cell office:value-type="float" office:value="-1034.1500000000001" table:style-name="ce1">
            <text:p>-1034.15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985.05" table:style-name="ce1">
            <text:p>-1985.05</text:p>
          </table:table-cell>
          <table:table-cell office:value-type="float" office:value="-1019.69" table:style-name="ce1">
            <text:p>-1019.6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1876.05" table:style-name="ce1">
            <text:p>-1876.05</text:p>
          </table:table-cell>
          <table:table-cell office:value-type="float" office:value="-1020.95" table:style-name="ce1">
            <text:p>-1020.95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675.43" table:style-name="ce1">
            <text:p>-1675.43</text:p>
          </table:table-cell>
          <table:table-cell office:value-type="float" office:value="-1011.36" table:style-name="ce1">
            <text:p>-1011.3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.57" table:style-name="ce1">
            <text:p>20.57</text:p>
          </table:table-cell>
          <table:table-cell office:value-type="float" office:value="-863.3" table:style-name="ce1">
            <text:p>-863.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5.47" table:style-name="ce1">
            <text:p>155.47</text:p>
          </table:table-cell>
          <table:table-cell office:value-type="float" office:value="-641.1" table:style-name="ce1">
            <text:p>-641.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9.33" table:style-name="ce1">
            <text:p>109.33</text:p>
          </table:table-cell>
          <table:table-cell office:value-type="float" office:value="28.51" table:style-name="ce1">
            <text:p>28.5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9.33" table:style-name="ce1">
            <text:p>109.33</text:p>
          </table:table-cell>
          <table:table-cell office:value-type="float" office:value="28.51" table:style-name="ce1">
            <text:p>28.5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31" table:style-name="ro1">
          <table:table-cell table:number-columns-repeated="16384"/>
        </table:table-row>
      </table:table>
      <table:table table:name="RR_Waypoints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float" office:value="124.45" table:style-name="ce1">
            <text:p>124.45</text:p>
          </table:table-cell>
          <table:table-cell office:value-type="float" office:value="964.06" table:style-name="ce1">
            <text:p>964.06</text:p>
          </table:table-cell>
          <table:table-cell office:value-type="float" office:value="124" table:formula="of:=ROUNDDOWN([.A1];0)" table:style-name="ce2">
            <text:p>124</text:p>
          </table:table-cell>
          <table:table-cell office:value-type="float" office:value="964" table:formula="of:=ROUNDDOWN([.B1];0)" table:style-name="ce2">
            <text:p>964</text:p>
          </table:table-cell>
          <table:table-cell office:value-type="string" office:string-value="{124,964}, " table:formula="of:=&quot;{&quot;&amp;[.C1]&amp;&quot;,&quot;&amp;[.D1]&amp;&quot;}, &quot;" table:style-name="ce2">
            <text:p>{124,964},<text:s/></text:p>
          </table:table-cell>
          <table:table-cell/>
          <table:table-cell table:style-name="ce1">
            <draw:frame draw:z-index="1" draw:id="id1" draw:style-name="a1" draw:name="Chart 2" svg:x="0.08333in" svg:y="0.10937in" svg:width="5.58333in" svg:height="3.7552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-56.04" table:style-name="ce1">
            <text:p>-56.04</text:p>
          </table:table-cell>
          <table:table-cell office:value-type="float" office:value="2477.4299999999998" table:style-name="ce1">
            <text:p>2477.43</text:p>
          </table:table-cell>
          <table:table-cell office:value-type="float" office:value="-56" table:formula="of:=ROUNDDOWN([.A2];0)" table:style-name="ce2">
            <text:p>-56</text:p>
          </table:table-cell>
          <table:table-cell office:value-type="float" office:value="2477" table:formula="of:=ROUNDDOWN([.B2];0)" table:style-name="ce2">
            <text:p>2477</text:p>
          </table:table-cell>
          <table:table-cell office:value-type="string" office:string-value="{-56,2477}, " table:formula="of:=&quot;{&quot;&amp;[.C2]&amp;&quot;,&quot;&amp;[.D2]&amp;&quot;}, &quot;" table:style-name="ce2">
            <text:p>{-56,2477},<text:s/></text:p>
          </table:table-cell>
          <table:table-cell table:number-columns-repeated="16379"/>
        </table:table-row>
        <table:table-row table:style-name="ro1">
          <table:table-cell office:value-type="float" office:value="-1185.53" table:style-name="ce1">
            <text:p>-1185.53</text:p>
          </table:table-cell>
          <table:table-cell office:value-type="float" office:value="2756.25" table:style-name="ce1">
            <text:p>2756.25</text:p>
          </table:table-cell>
          <table:table-cell office:value-type="float" office:value="-1185" table:formula="of:=ROUNDDOWN([.A3];0)" table:style-name="ce2">
            <text:p>-1185</text:p>
          </table:table-cell>
          <table:table-cell office:value-type="float" office:value="2756" table:formula="of:=ROUNDDOWN([.B3];0)" table:style-name="ce2">
            <text:p>2756</text:p>
          </table:table-cell>
          <table:table-cell office:value-type="string" office:string-value="{-1185,2756}, " table:formula="of:=&quot;{&quot;&amp;[.C3]&amp;&quot;,&quot;&amp;[.D3]&amp;&quot;}, &quot;" table:style-name="ce2">
            <text:p>{-1185,2756},<text:s/></text:p>
          </table:table-cell>
          <table:table-cell table:number-columns-repeated="16379"/>
        </table:table-row>
        <table:table-row table:style-name="ro1">
          <table:table-cell office:value-type="float" office:value="-2280.15" table:style-name="ce1">
            <text:p>-2280.15</text:p>
          </table:table-cell>
          <table:table-cell office:value-type="float" office:value="2187.34" table:style-name="ce1">
            <text:p>2187.34</text:p>
          </table:table-cell>
          <table:table-cell office:value-type="float" office:value="-2280" table:formula="of:=ROUNDDOWN([.A4];0)" table:style-name="ce2">
            <text:p>-2280</text:p>
          </table:table-cell>
          <table:table-cell office:value-type="float" office:value="2187" table:formula="of:=ROUNDDOWN([.B4];0)" table:style-name="ce2">
            <text:p>2187</text:p>
          </table:table-cell>
          <table:table-cell office:value-type="string" office:string-value="{-2280,2187}, " table:formula="of:=&quot;{&quot;&amp;[.C4]&amp;&quot;,&quot;&amp;[.D4]&amp;&quot;}, &quot;" table:style-name="ce2">
            <text:p>{-2280,2187},<text:s/></text:p>
          </table:table-cell>
          <table:table-cell table:number-columns-repeated="16379"/>
        </table:table-row>
        <table:table-row table:style-name="ro1">
          <table:table-cell office:value-type="float" office:value="-5242.34" table:style-name="ce1">
            <text:p>-5242.34</text:p>
          </table:table-cell>
          <table:table-cell office:value-type="float" office:value="1893.22" table:style-name="ce1">
            <text:p>1893.22</text:p>
          </table:table-cell>
          <table:table-cell office:value-type="float" office:value="-5242" table:formula="of:=ROUNDDOWN([.A5];0)" table:style-name="ce2">
            <text:p>-5242</text:p>
          </table:table-cell>
          <table:table-cell office:value-type="float" office:value="1893" table:formula="of:=ROUNDDOWN([.B5];0)" table:style-name="ce2">
            <text:p>1893</text:p>
          </table:table-cell>
          <table:table-cell office:value-type="string" office:string-value="{-5242,1893}, " table:formula="of:=&quot;{&quot;&amp;[.C5]&amp;&quot;,&quot;&amp;[.D5]&amp;&quot;}, &quot;" table:style-name="ce2">
            <text:p>{-5242,1893},<text:s/></text:p>
          </table:table-cell>
          <table:table-cell table:number-columns-repeated="16379"/>
        </table:table-row>
        <table:table-row table:style-name="ro1">
          <table:table-cell office:value-type="float" office:value="-5222.2299999999996" table:style-name="ce1">
            <text:p>-5222.23</text:p>
          </table:table-cell>
          <table:table-cell office:value-type="float" office:value="748.61" table:style-name="ce1">
            <text:p>748.61</text:p>
          </table:table-cell>
          <table:table-cell office:value-type="float" office:value="-5222" table:formula="of:=ROUNDDOWN([.A6];0)" table:style-name="ce2">
            <text:p>-5222</text:p>
          </table:table-cell>
          <table:table-cell office:value-type="float" office:value="748" table:formula="of:=ROUNDDOWN([.B6];0)" table:style-name="ce2">
            <text:p>748</text:p>
          </table:table-cell>
          <table:table-cell office:value-type="string" office:string-value="{-5222,748}, " table:formula="of:=&quot;{&quot;&amp;[.C6]&amp;&quot;,&quot;&amp;[.D6]&amp;&quot;}, &quot;" table:style-name="ce2">
            <text:p>{-5222,748},<text:s/></text:p>
          </table:table-cell>
          <table:table-cell table:number-columns-repeated="16379"/>
        </table:table-row>
        <table:table-row table:style-name="ro1">
          <table:table-cell office:value-type="float" office:value="-5171.95" table:style-name="ce1">
            <text:p>-5171.95</text:p>
          </table:table-cell>
          <table:table-cell office:value-type="float" office:value="292.13" table:style-name="ce1">
            <text:p>292.13</text:p>
          </table:table-cell>
          <table:table-cell office:value-type="float" office:value="-5171" table:formula="of:=ROUNDDOWN([.A7];0)" table:style-name="ce2">
            <text:p>-5171</text:p>
          </table:table-cell>
          <table:table-cell office:value-type="float" office:value="292" table:formula="of:=ROUNDDOWN([.B7];0)" table:style-name="ce2">
            <text:p>292</text:p>
          </table:table-cell>
          <table:table-cell office:value-type="string" office:string-value="{-5171,292}, " table:formula="of:=&quot;{&quot;&amp;[.C7]&amp;&quot;,&quot;&amp;[.D7]&amp;&quot;}, &quot;" table:style-name="ce2">
            <text:p>{-5171,292},<text:s/></text:p>
          </table:table-cell>
          <table:table-cell table:number-columns-repeated="16379"/>
        </table:table-row>
        <table:table-row table:style-name="ro1">
          <table:table-cell office:value-type="float" office:value="-5138.7" table:style-name="ce1">
            <text:p>-5138.7</text:p>
          </table:table-cell>
          <table:table-cell office:value-type="float" office:value="-97.46" table:style-name="ce1">
            <text:p>-97.46</text:p>
          </table:table-cell>
          <table:table-cell office:value-type="float" office:value="-5138" table:formula="of:=ROUNDDOWN([.A8];0)" table:style-name="ce2">
            <text:p>-5138</text:p>
          </table:table-cell>
          <table:table-cell office:value-type="float" office:value="-97" table:formula="of:=ROUNDDOWN([.B8];0)" table:style-name="ce2">
            <text:p>-97</text:p>
          </table:table-cell>
          <table:table-cell office:value-type="string" office:string-value="{-5138,-97}, " table:formula="of:=&quot;{&quot;&amp;[.C8]&amp;&quot;,&quot;&amp;[.D8]&amp;&quot;}, &quot;" table:style-name="ce2">
            <text:p>{-5138,-97},<text:s/></text:p>
          </table:table-cell>
          <table:table-cell table:number-columns-repeated="16379"/>
        </table:table-row>
        <table:table-row table:style-name="ro1">
          <table:table-cell office:value-type="float" office:value="-4818.0600000000004" table:style-name="ce1">
            <text:p>-4818.06</text:p>
          </table:table-cell>
          <table:table-cell office:value-type="float" office:value="-2314.2399999999998" table:style-name="ce1">
            <text:p>-2314.24</text:p>
          </table:table-cell>
          <table:table-cell office:value-type="float" office:value="-4818" table:formula="of:=ROUNDDOWN([.A9];0)" table:style-name="ce2">
            <text:p>-4818</text:p>
          </table:table-cell>
          <table:table-cell office:value-type="float" office:value="-2314" table:formula="of:=ROUNDDOWN([.B9];0)" table:style-name="ce2">
            <text:p>-2314</text:p>
          </table:table-cell>
          <table:table-cell office:value-type="string" office:string-value="{-4818,-2314}, " table:formula="of:=&quot;{&quot;&amp;[.C9]&amp;&quot;,&quot;&amp;[.D9]&amp;&quot;}, &quot;" table:style-name="ce2">
            <text:p>{-4818,-2314},<text:s/></text:p>
          </table:table-cell>
          <table:table-cell table:number-columns-repeated="16379"/>
        </table:table-row>
        <table:table-row table:style-name="ro1">
          <table:table-cell office:value-type="float" office:value="-4361" table:style-name="ce1">
            <text:p>-4361</text:p>
          </table:table-cell>
          <table:table-cell office:value-type="float" office:value="-2490.14" table:style-name="ce1">
            <text:p>-2490.14</text:p>
          </table:table-cell>
          <table:table-cell office:value-type="float" office:value="-4361" table:formula="of:=ROUNDDOWN([.A10];0)" table:style-name="ce2">
            <text:p>-4361</text:p>
          </table:table-cell>
          <table:table-cell office:value-type="float" office:value="-2490" table:formula="of:=ROUNDDOWN([.B10];0)" table:style-name="ce2">
            <text:p>-2490</text:p>
          </table:table-cell>
          <table:table-cell office:value-type="string" office:string-value="{-4361,-2490}, " table:formula="of:=&quot;{&quot;&amp;[.C10]&amp;&quot;,&quot;&amp;[.D10]&amp;&quot;}, &quot;" table:style-name="ce2">
            <text:p>{-4361,-2490},<text:s/></text:p>
          </table:table-cell>
          <table:table-cell table:number-columns-repeated="16379"/>
        </table:table-row>
        <table:table-row table:style-name="ro1">
          <table:table-cell office:value-type="float" office:value="-3735.68" table:style-name="ce1">
            <text:p>-3735.68</text:p>
          </table:table-cell>
          <table:table-cell office:value-type="float" office:value="-2425.83" table:style-name="ce1">
            <text:p>-2425.83</text:p>
          </table:table-cell>
          <table:table-cell office:value-type="float" office:value="-3735" table:formula="of:=ROUNDDOWN([.A11];0)" table:style-name="ce2">
            <text:p>-3735</text:p>
          </table:table-cell>
          <table:table-cell office:value-type="float" office:value="-2425" table:formula="of:=ROUNDDOWN([.B11];0)" table:style-name="ce2">
            <text:p>-2425</text:p>
          </table:table-cell>
          <table:table-cell office:value-type="string" office:string-value="{-3735,-2425}, " table:formula="of:=&quot;{&quot;&amp;[.C11]&amp;&quot;,&quot;&amp;[.D11]&amp;&quot;}, &quot;" table:style-name="ce2">
            <text:p>{-3735,-2425},<text:s/></text:p>
          </table:table-cell>
          <table:table-cell table:number-columns-repeated="16379"/>
        </table:table-row>
        <table:table-row table:style-name="ro1">
          <table:table-cell office:value-type="float" office:value="-3349.17" table:style-name="ce1">
            <text:p>-3349.17</text:p>
          </table:table-cell>
          <table:table-cell office:value-type="float" office:value="-2394.9499999999998" table:style-name="ce1">
            <text:p>-2394.95</text:p>
          </table:table-cell>
          <table:table-cell office:value-type="float" office:value="-3349" table:formula="of:=ROUNDDOWN([.A12];0)" table:style-name="ce2">
            <text:p>-3349</text:p>
          </table:table-cell>
          <table:table-cell office:value-type="float" office:value="-2394" table:formula="of:=ROUNDDOWN([.B12];0)" table:style-name="ce2">
            <text:p>-2394</text:p>
          </table:table-cell>
          <table:table-cell office:value-type="string" office:string-value="{-3349,-2394}, " table:formula="of:=&quot;{&quot;&amp;[.C12]&amp;&quot;,&quot;&amp;[.D12]&amp;&quot;}, &quot;" table:style-name="ce2">
            <text:p>{-3349,-2394},<text:s/></text:p>
          </table:table-cell>
          <table:table-cell table:number-columns-repeated="16379"/>
        </table:table-row>
        <table:table-row table:style-name="ro1">
          <table:table-cell office:value-type="float" office:value="-1394.62" table:style-name="ce1">
            <text:p>-1394.62</text:p>
          </table:table-cell>
          <table:table-cell office:value-type="float" office:value="-2173.33" table:style-name="ce1">
            <text:p>-2173.33</text:p>
          </table:table-cell>
          <table:table-cell office:value-type="float" office:value="-1394" table:formula="of:=ROUNDDOWN([.A13];0)" table:style-name="ce2">
            <text:p>-1394</text:p>
          </table:table-cell>
          <table:table-cell office:value-type="float" office:value="-2173" table:formula="of:=ROUNDDOWN([.B13];0)" table:style-name="ce2">
            <text:p>-2173</text:p>
          </table:table-cell>
          <table:table-cell office:value-type="string" office:string-value="{-1394,-2173}, " table:formula="of:=&quot;{&quot;&amp;[.C13]&amp;&quot;,&quot;&amp;[.D13]&amp;&quot;}, &quot;" table:style-name="ce2">
            <text:p>{-1394,-2173},<text:s/></text:p>
          </table:table-cell>
          <table:table-cell table:number-columns-repeated="16379"/>
        </table:table-row>
        <table:table-row table:style-name="ro1">
          <table:table-cell office:value-type="float" office:value="466.98" table:style-name="ce1">
            <text:p>466.98</text:p>
          </table:table-cell>
          <table:table-cell office:value-type="float" office:value="-1656.25" table:style-name="ce1">
            <text:p>-1656.25</text:p>
          </table:table-cell>
          <table:table-cell office:value-type="float" office:value="466" table:formula="of:=ROUNDDOWN([.A14];0)" table:style-name="ce2">
            <text:p>466</text:p>
          </table:table-cell>
          <table:table-cell office:value-type="float" office:value="-1656" table:formula="of:=ROUNDDOWN([.B14];0)" table:style-name="ce2">
            <text:p>-1656</text:p>
          </table:table-cell>
          <table:table-cell office:value-type="string" office:string-value="{466,-1656}, " table:formula="of:=&quot;{&quot;&amp;[.C14]&amp;&quot;,&quot;&amp;[.D14]&amp;&quot;}, &quot;" table:style-name="ce2">
            <text:p>{466,-1656},<text:s/></text:p>
          </table:table-cell>
          <table:table-cell table:number-columns-repeated="16379"/>
        </table:table-row>
        <table:table-row table:style-name="ro1">
          <table:table-cell office:value-type="float" office:value="360.92" table:style-name="ce1">
            <text:p>360.92</text:p>
          </table:table-cell>
          <table:table-cell office:value-type="float" office:value="-8.1199999999999992" table:style-name="ce1">
            <text:p>-8.12</text:p>
          </table:table-cell>
          <table:table-cell office:value-type="float" office:value="360" table:formula="of:=ROUNDDOWN([.A15];0)" table:style-name="ce2">
            <text:p>360</text:p>
          </table:table-cell>
          <table:table-cell office:value-type="float" office:value="-8" table:formula="of:=ROUNDDOWN([.B15];0)" table:style-name="ce2">
            <text:p>-8</text:p>
          </table:table-cell>
          <table:table-cell office:value-type="string" office:string-value="{360,-8}, " table:formula="of:=&quot;{&quot;&amp;[.C15]&amp;&quot;,&quot;&amp;[.D15]&amp;&quot;}, &quot;" table:style-name="ce2">
            <text:p>{360,-8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6];0)" table:style-name="ce2">
            <text:p>0</text:p>
          </table:table-cell>
          <table:table-cell office:value-type="float" office:value="0" table:formula="of:=ROUNDDOWN([.B16];0)" table:style-name="ce2">
            <text:p>0</text:p>
          </table:table-cell>
          <table:table-cell office:value-type="string" office:string-value="{0,0}, " table:formula="of:=&quot;{&quot;&amp;[.C16]&amp;&quot;,&quot;&amp;[.D16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7];0)" table:style-name="ce2">
            <text:p>0</text:p>
          </table:table-cell>
          <table:table-cell office:value-type="float" office:value="0" table:formula="of:=ROUNDDOWN([.B17];0)" table:style-name="ce2">
            <text:p>0</text:p>
          </table:table-cell>
          <table:table-cell office:value-type="string" office:string-value="{0,0}, " table:formula="of:=&quot;{&quot;&amp;[.C17]&amp;&quot;,&quot;&amp;[.D17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8];0)" table:style-name="ce2">
            <text:p>0</text:p>
          </table:table-cell>
          <table:table-cell office:value-type="float" office:value="0" table:formula="of:=ROUNDDOWN([.B18];0)" table:style-name="ce2">
            <text:p>0</text:p>
          </table:table-cell>
          <table:table-cell office:value-type="string" office:string-value="{0,0}, " table:formula="of:=&quot;{&quot;&amp;[.C18]&amp;&quot;,&quot;&amp;[.D18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9];0)" table:style-name="ce2">
            <text:p>0</text:p>
          </table:table-cell>
          <table:table-cell office:value-type="float" office:value="0" table:formula="of:=ROUNDDOWN([.B19];0)" table:style-name="ce2">
            <text:p>0</text:p>
          </table:table-cell>
          <table:table-cell office:value-type="string" office:string-value="{0,0}" table:formula="of:=&quot;{&quot;&amp;[.C19]&amp;&quot;,&quot;&amp;[.D19]&amp;&quot;}&quot;" table:style-name="ce2">
            <text:p>{0,0}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office:string-value="int excel_waypoints[19][2] = {{124,964}, {-56,2477}, {-1185,2756}, {-2280,2187}, {-5242,1893}, {-5222,748}, {-5171,292}, {-5138,-97}, {-4818,-2314}, {-4361,-2490}, {-3735,-2425}, {-3349,-2394}, {-1394,-2173}, {466,-1656}, {360,-8}, {0,0}, {0,0}, {0,0}, {0,0}};" table:formula="of:=&quot;int excel_waypoints[19][2] = {&quot;&amp;[.E1]&amp;[.E2]&amp;[.E3]&amp;[.E4]&amp;[.E5]&amp;[.E6]&amp;[.E7]&amp;[.E8]&amp;[.E9]&amp;[.E10]&amp;[.E11]&amp;[.E12]&amp;[.E13]&amp;[.E14]&amp;[.E15]&amp;[.E16]&amp;[.E17]&amp;[.E18]&amp;[.E19]&amp;&quot;};&quot;" table:style-name="ce2">
            <text:p>int excel_waypoints[19][2] = {{124,964}, {-56,2477}, {-1185,2756}, {-2280,2187}, {-5242,1893}, {-5222,748}, {-5171,292}, {-5138,-97}, {-4818,-2314}, {-4361,-2490}, {-3735,-2425}, {-3349,-2394}, {-1394,-2173}, {466,-1656}, {360,-8}, {0,0}, {0,0}, {0,0}, {0,0}};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4.45" table:style-name="ce1">
            <text:p>124.45</text:p>
          </table:table-cell>
          <table:table-cell office:value-type="float" office:value="964.06" table:style-name="ce1">
            <text:p>964.06</text:p>
          </table:table-cell>
          <table:table-cell table:style-name="ce1"/>
          <table:table-cell office:value-type="float" office:value="745.87" table:style-name="ce1">
            <text:p>745.8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56.04" table:style-name="ce1">
            <text:p>-56.04</text:p>
          </table:table-cell>
          <table:table-cell office:value-type="float" office:value="2477.4299999999998" table:style-name="ce1">
            <text:p>2477.43</text:p>
          </table:table-cell>
          <table:table-cell table:style-name="ce1"/>
          <table:table-cell office:value-type="float" office:value="941.75" table:style-name="ce1">
            <text:p>941.7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185.53" table:style-name="ce1">
            <text:p>-1185.53</text:p>
          </table:table-cell>
          <table:table-cell office:value-type="float" office:value="2756.25" table:style-name="ce1">
            <text:p>2756.25</text:p>
          </table:table-cell>
          <table:table-cell table:style-name="ce1"/>
          <table:table-cell office:value-type="float" office:value="43.19" table:style-name="ce1">
            <text:p>43.1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2280.15" table:style-name="ce1">
            <text:p>-2280.15</text:p>
          </table:table-cell>
          <table:table-cell office:value-type="float" office:value="2187.34" table:style-name="ce1">
            <text:p>2187.34</text:p>
          </table:table-cell>
          <table:table-cell table:style-name="ce1"/>
          <table:table-cell office:value-type="float" office:value="-346.41" table:style-name="ce1">
            <text:p>-346.4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5242.34" table:style-name="ce1">
            <text:p>-5242.34</text:p>
          </table:table-cell>
          <table:table-cell office:value-type="float" office:value="1893.22" table:style-name="ce1">
            <text:p>1893.22</text:p>
          </table:table-cell>
          <table:table-cell table:style-name="ce1"/>
          <table:table-cell office:value-type="float" office:value="12.62" table:style-name="ce1">
            <text:p>12.6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22.2299999999996" table:style-name="ce1">
            <text:p>-5222.23</text:p>
          </table:table-cell>
          <table:table-cell office:value-type="float" office:value="748.61" table:style-name="ce1">
            <text:p>748.61</text:p>
          </table:table-cell>
          <table:table-cell table:style-name="ce1"/>
          <table:table-cell office:value-type="float" office:value="196.95" table:style-name="ce1">
            <text:p>196.9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5171.95" table:style-name="ce1">
            <text:p>-5171.95</text:p>
          </table:table-cell>
          <table:table-cell office:value-type="float" office:value="292.13" table:style-name="ce1">
            <text:p>292.13</text:p>
          </table:table-cell>
          <table:table-cell table:style-name="ce1"/>
          <table:table-cell office:value-type="float" office:value="-5.72" table:style-name="ce1">
            <text:p>-5.7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5138.7" table:style-name="ce1">
            <text:p>-5138.7</text:p>
          </table:table-cell>
          <table:table-cell office:value-type="float" office:value="-97.46" table:style-name="ce1">
            <text:p>-97.4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4818.0600000000004" table:style-name="ce1">
            <text:p>-4818.06</text:p>
          </table:table-cell>
          <table:table-cell office:value-type="float" office:value="-2314.2399999999998" table:style-name="ce1">
            <text:p>-2314.24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4361" table:style-name="ce1">
            <text:p>-4361</text:p>
          </table:table-cell>
          <table:table-cell office:value-type="float" office:value="-2490.14" table:style-name="ce1">
            <text:p>-2490.14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3735.68" table:style-name="ce1">
            <text:p>-3735.68</text:p>
          </table:table-cell>
          <table:table-cell office:value-type="float" office:value="-2425.83" table:style-name="ce1">
            <text:p>-2425.8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3349.17" table:style-name="ce1">
            <text:p>-3349.17</text:p>
          </table:table-cell>
          <table:table-cell office:value-type="float" office:value="-2394.9499999999998" table:style-name="ce1">
            <text:p>-2394.95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394.62" table:style-name="ce1">
            <text:p>-1394.62</text:p>
          </table:table-cell>
          <table:table-cell office:value-type="float" office:value="-2173.33" table:style-name="ce1">
            <text:p>-2173.3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6.98" table:style-name="ce1">
            <text:p>466.98</text:p>
          </table:table-cell>
          <table:table-cell office:value-type="float" office:value="-1656.25" table:style-name="ce1">
            <text:p>-1656.25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60.92" table:style-name="ce1">
            <text:p>360.92</text:p>
          </table:table-cell>
          <table:table-cell office:value-type="float" office:value="-8.1199999999999992" table:style-name="ce1">
            <text:p>-8.1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8833.7099999999991" table:style-name="ce1">
            <text:p>-8833.71</text:p>
          </table:table-cell>
          <table:table-cell office:value-type="float" office:value="-2315.7399999999998" table:style-name="ce1">
            <text:p>-2315.74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8409.35" table:style-name="ce1">
            <text:p>-8409.35</text:p>
          </table:table-cell>
          <table:table-cell office:value-type="float" office:value="-2417.5300000000002" table:style-name="ce1">
            <text:p>-2417.5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31" table:style-name="ro1">
          <table:table-cell table:number-columns-repeated="16384"/>
        </table:table-row>
      </table:table>
      <table:table table:name="RR_Testing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3">
            <text:p>- translate waypoint(s) using a tape measure, export the waypoints, adjust using spreadsheet, recompile code, reupload, import the waypoints, and run the course again. Check result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- test the affects of the car being lined up incorrectly by 0, 1, 2, 3, 4, 5, and 10 degre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- set up course and run 3 times, let the car sit for ~5 minutes between each te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- set up a jump, test appropriate speeds for hitting the jump: set S2 thru S4 to the same value, have it drive in a straight line, hit the jump, record resul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- create 2~3 vehicle speed profiles. verify that the vehicle correctly navigates course (waypoints, hoop, jump) at all spee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- what is the fastest profile I can run? what is it's time? with the hoop? with the jump?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Run Numbe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WAYPOINT_ACCEPT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P1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2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3</text:p>
          </table:table-cell>
          <table:table-cell office:value-type="float" office:value="200" table:style-name="ce1">
            <text:p>2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1500" table:style-name="ce1">
            <text:p>15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2</text:p>
          </table:table-cell>
          <table:table-cell office:value-type="float" office:value="1625" table:style-name="ce1">
            <text:p>16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3</text:p>
          </table:table-cell>
          <table:table-cell office:value-type="float" office:value="1650" table:style-name="ce1">
            <text:p>16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4</text:p>
          </table:table-cell>
          <table:table-cell office:value-type="float" office:value="1650" table:style-name="ce1">
            <text:p>1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B</text:p>
          </table:table-cell>
          <table:table-cell office:value-type="float" office:value="1650" table:style-name="ce1">
            <text:p>1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AKING_SPEED</text:p>
          </table:table-cell>
          <table:table-cell office:value-type="float" office:value="7000" table:style-name="ce1">
            <text:p>7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5000" table:style-name="ce1">
            <text:p>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000" table:style-name="ce1">
            <text:p>2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3</text:p>
          </table:table-cell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4</text:p>
          </table:table-cell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_ADJUST</text:p>
          </table:table-cell>
          <table:table-cell office:value-type="float" office:value="1505" table:style-name="ce1">
            <text:p>1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_GAIN</text:p>
          </table:table-cell>
          <table:table-cell office:value-type="float" office:value="4000" table:style-name="ce1">
            <text:p>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OK_AHEAD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s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WC_Testing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ich</dc:creator>
    <meta:creation-date>2014-05-17T06:46:57Z</meta:creation-date>
    <dc:date>2014-05-31T12:34:57Z</dc:date>
    <meta:editing-cycles>3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300" chart:minimum="-3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1750" chart:minimum="-17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70.3750393700788pt" svg:width="402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WC_Waypoints.$B$1:.$B$19" chart:class="chart:scatter" chart:attached-axis="primary-y" chart:style-name="G0S0">
            <chart:domain table:cell-range-address="WC_Waypoints.$A$1:.$A$19"/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70.3750393700788pt" svg:width="402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RR_Waypoints.$B$1:.$B$19" chart:class="chart:scatter" chart:attached-axis="primary-y" chart:style-name="G0S0">
            <chart:domain table:cell-range-address="RR_Waypoints.$A$1:.$A$19"/>
            <chart:data-point chart:repeated="1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